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3bb" officeooo:paragraph-rsid="0016c3bb"/>
    </style:style>
    <style:style style:name="P2" style:family="paragraph" style:parent-style-name="Standard">
      <style:text-properties officeooo:rsid="00185d7f" officeooo:paragraph-rsid="00185d7f"/>
    </style:style>
    <style:style style:name="P3" style:family="paragraph" style:parent-style-name="Standard">
      <style:text-properties officeooo:rsid="001a09ae" officeooo:paragraph-rsid="001a09ae"/>
    </style:style>
    <style:style style:name="T1" style:family="text">
      <style:text-properties officeooo:rsid="001b1a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18<text:span text:style-name="T1">)</text:span></text:p>
      <text:p text:style-name="P1"/>
      <text:p text:style-name="P1">#include &lt;stdio.h&gt;</text:p>
      <text:p text:style-name="P1">#include &lt;unistd.h&gt;</text:p>
      <text:p text:style-name="P1">#include&lt;stdlib.h&gt;</text:p>
      <text:p text:style-name="P1">#define MSGSIZE 16</text:p>
      <text:p text:style-name="P1">char* msg1 = "Hazard <text:s text:c="2"/>#1";</text:p>
      <text:p text:style-name="P1">char* msg2 = "Chelsea <text:s/>#2";</text:p>
      <text:p text:style-name="P1">char* msg3 = "Pakistan #3";</text:p>
      <text:p text:style-name="P1">int main(){</text:p>
      <text:p text:style-name="P1"><text:s text:c="4"/>char inbuf[MSGSIZE];</text:p>
      <text:p text:style-name="P1"><text:s text:c="4"/>int p[2], i;</text:p>
      <text:p text:style-name="P1"><text:s text:c="5"/>if (pipe(p) &lt; 0)</text:p>
      <text:p text:style-name="P1"><text:s text:c="8"/>exit(1);</text:p>
      <text:p text:style-name="P1"><text:s text:c="4"/>/* continued */</text:p>
      <text:p text:style-name="P1"><text:s text:c="4"/>/* write pipe */</text:p>
      <text:p text:style-name="P1"><text:s text:c="4"/>write(p[1], msg1, MSGSIZE);</text:p>
      <text:p text:style-name="P1"><text:s text:c="4"/>write(p[1], msg2, MSGSIZE);</text:p>
      <text:p text:style-name="P1"><text:s text:c="4"/>write(p[1], msg3, MSGSIZE);</text:p>
      <text:p text:style-name="P1"><text:s text:c="4"/>for (i = 0; i &lt; 3; i++) {</text:p>
      <text:p text:style-name="P1"><text:s text:c="8"/>/* read pipe */</text:p>
      <text:p text:style-name="P1"><text:s text:c="8"/>read(p[0], inbuf, MSGSIZE);</text:p>
      <text:p text:style-name="P1"><text:s text:c="8"/>printf("%s\n", inbuf);</text:p>
      <text:p text:style-name="P1"><text:s text:c="4"/>}</text:p>
      <text:p text:style-name="P1"><text:s text:c="4"/>return 0;</text:p>
      <text:p text:style-name="P1">}</text:p>
      <text:p text:style-name="P1"/>
      <text:p text:style-name="P1">A19</text:p>
      <text:p text:style-name="P1">a)</text:p>
      <text:p text:style-name="P1">#include&lt;stdio.h&gt;</text:p>
      <text:p text:style-name="P1">#include&lt;sys/ipc.h&gt;</text:p>
      <text:p text:style-name="P1">#include&lt;sys/shm.h&gt;</text:p>
      <text:p text:style-name="P1">#include&lt;sys/types.h&gt;</text:p>
      <text:p text:style-name="P1">#include&lt;string.h&gt;</text:p>
      <text:p text:style-name="P1">#include&lt;errno.h&gt;</text:p>
      <text:p text:style-name="P1">#include&lt;stdlib.h&gt;</text:p>
      <text:p text:style-name="P1">#include&lt;unistd.h&gt;</text:p>
      <text:p text:style-name="P1">#include&lt;string.h&gt;</text:p>
      <text:p text:style-name="P1"/>
      <text:p text:style-name="P1">#define BUF_SIZE 1024</text:p>
      <text:p text:style-name="P1">#define SHM_KEY 0x1234</text:p>
      <text:p text:style-name="P1"/>
      <text:p text:style-name="P1">struct shmseg {</text:p>
      <text:p text:style-name="P1"><text:s text:c="3"/>int cnt;</text:p>
      <text:p text:style-name="P1"><text:s text:c="3"/>int complete;</text:p>
      <text:p text:style-name="P1"><text:s text:c="3"/>char buf[BUF_SIZE];</text:p>
      <text:p text:style-name="P1">};</text:p>
      <text:p text:style-name="P1">int fill_buffer(char * bufptr, int size);</text:p>
      <text:p text:style-name="P1"/>
      <text:p text:style-name="P1">int main(int argc, char *argv[]) {</text:p>
      <text:p text:style-name="P1"><text:s text:c="3"/>int shmid, numtimes;</text:p>
      <text:p text:style-name="P1"><text:s text:c="3"/>struct shmseg *shmp;</text:p>
      <text:p text:style-name="P1"><text:soft-page-break/><text:s text:c="3"/>char *bufptr;</text:p>
      <text:p text:style-name="P1"><text:s text:c="3"/>int spaceavailable;</text:p>
      <text:p text:style-name="P1"><text:s text:c="3"/>shmid = shmget(SHM_KEY, sizeof(struct shmseg), 0644|IPC_CREAT);</text:p>
      <text:p text:style-name="P1"><text:s text:c="3"/>if (shmid == -1) {</text:p>
      <text:p text:style-name="P1"><text:s text:c="6"/>perror("Shared memory");</text:p>
      <text:p text:style-name="P1"><text:s text:c="6"/>return 1;</text:p>
      <text:p text:style-name="P1"><text:s text:c="3"/>}</text:p>
      <text:p text:style-name="P1"><text:s text:c="3"/></text:p>
      <text:p text:style-name="P1"><text:s text:c="3"/>shmp = shmat(shmid, NULL, 0);</text:p>
      <text:p text:style-name="P1"><text:s text:c="3"/>if (shmp == (void *) -1) {</text:p>
      <text:p text:style-name="P1"><text:s text:c="6"/>perror("Shared memory attach");</text:p>
      <text:p text:style-name="P1"><text:s text:c="6"/>return 1;</text:p>
      <text:p text:style-name="P1"><text:s text:c="3"/>}</text:p>
      <text:p text:style-name="P1"><text:s text:c="3"/>bufptr = shmp-&gt;buf;</text:p>
      <text:p text:style-name="P1"><text:s text:c="3"/>spaceavailable = BUF_SIZE;</text:p>
      <text:p text:style-name="P1"><text:s text:c="3"/>for (numtimes = 0; numtimes &lt; 3; numtimes++) {</text:p>
      <text:p text:style-name="P1"><text:s text:c="6"/>shmp-&gt;cnt = fill_buffer(bufptr, spaceavailable);</text:p>
      <text:p text:style-name="P1"><text:s text:c="6"/>shmp-&gt;complete = 0;</text:p>
      <text:p text:style-name="P1"><text:s text:c="6"/>printf("Writing Process: Shared Memory Write: Wrote %d bytes\n", shmp-&gt;cnt);</text:p>
      <text:p text:style-name="P1"><text:s text:c="6"/>bufptr = shmp-&gt;buf;</text:p>
      <text:p text:style-name="P1"><text:s text:c="6"/>spaceavailable = BUF_SIZE;</text:p>
      <text:p text:style-name="P1"><text:s text:c="6"/>sleep(3);</text:p>
      <text:p text:style-name="P1"><text:s text:c="3"/>}</text:p>
      <text:p text:style-name="P1"><text:s text:c="3"/>printf("Writing Process: Wrote %d times\n", numtimes);</text:p>
      <text:p text:style-name="P1"><text:s text:c="3"/>shmp-&gt;complete = 1;</text:p>
      <text:p text:style-name="P1"/>
      <text:p text:style-name="P1"><text:s text:c="3"/>if (shmdt(shmp) == -1) {</text:p>
      <text:p text:style-name="P1"><text:s text:c="6"/>perror("shmdt");</text:p>
      <text:p text:style-name="P1"><text:s text:c="6"/>return 1;</text:p>
      <text:p text:style-name="P1"><text:s text:c="3"/>}</text:p>
      <text:p text:style-name="P1"/>
      <text:p text:style-name="P1"><text:s text:c="3"/>if (shmctl(shmid, IPC_RMID, 0) == -1) {</text:p>
      <text:p text:style-name="P1"><text:s text:c="6"/>perror("shmctl");</text:p>
      <text:p text:style-name="P1"><text:s text:c="6"/>return 1;</text:p>
      <text:p text:style-name="P1"><text:s text:c="3"/>}</text:p>
      <text:p text:style-name="P1"><text:s text:c="3"/>printf("Writing Process: Complete\n");</text:p>
      <text:p text:style-name="P1"><text:s text:c="3"/>return 0;</text:p>
      <text:p text:style-name="P1">}</text:p>
      <text:p text:style-name="P1"/>
      <text:p text:style-name="P1">int fill_buffer(char * bufptr, int size) {</text:p>
      <text:p text:style-name="P1"><text:s text:c="3"/>static char ch = 'A';</text:p>
      <text:p text:style-name="P1"><text:s text:c="3"/>int filled_count;</text:p>
      <text:p text:style-name="P1"><text:s text:c="3"/></text:p>
      <text:p text:style-name="P1"><text:s text:c="3"/>//printf("size is %d\n", size);</text:p>
      <text:p text:style-name="P1"><text:s text:c="3"/>memset(bufptr, ch, size - 1);</text:p>
      <text:p text:style-name="P1"><text:s text:c="3"/>bufptr[size-1] = '\0';</text:p>
      <text:p text:style-name="P1"><text:s text:c="3"/>if (ch &gt; 122)</text:p>
      <text:p text:style-name="P1"><text:s text:c="3"/>ch = 65;</text:p>
      <text:p text:style-name="P1"><text:s text:c="3"/>if ( (ch &gt;= 65) &amp;&amp; (ch &lt;= 122) ) {</text:p>
      <text:p text:style-name="P1"><text:s text:c="6"/>if ( (ch &gt;= 91) &amp;&amp; (ch &lt;= 96) ) {</text:p>
      <text:p text:style-name="P1"><text:s text:c="9"/>ch = 65;</text:p>
      <text:p text:style-name="P1"><text:s text:c="6"/>}</text:p>
      <text:p text:style-name="P1"><text:soft-page-break/><text:s text:c="3"/>}</text:p>
      <text:p text:style-name="P1"><text:s text:c="3"/>filled_count = strlen(bufptr);</text:p>
      <text:p text:style-name="P1"><text:s text:c="3"/>ch++;</text:p>
      <text:p text:style-name="P1"><text:s text:c="3"/>return filled_count;</text:p>
      <text:p text:style-name="P1">}</text:p>
      <text:p text:style-name="P1"/>
      <text:p text:style-name="P1">b)</text:p>
      <text:p text:style-name="P1">#include&lt;stdio.h&gt;</text:p>
      <text:p text:style-name="P1">#include&lt;sys/ipc.h&gt;</text:p>
      <text:p text:style-name="P1">#include&lt;sys/shm.h&gt;</text:p>
      <text:p text:style-name="P1">#include&lt;sys/types.h&gt;</text:p>
      <text:p text:style-name="P1">#include&lt;string.h&gt;</text:p>
      <text:p text:style-name="P1">#include&lt;errno.h&gt;</text:p>
      <text:p text:style-name="P1">#include&lt;stdlib.h&gt;</text:p>
      <text:p text:style-name="P1"/>
      <text:p text:style-name="P1">#define BUF_SIZE 1024</text:p>
      <text:p text:style-name="P1">#define SHM_KEY 0x1234</text:p>
      <text:p text:style-name="P1"/>
      <text:p text:style-name="P1">struct shmseg {</text:p>
      <text:p text:style-name="P1"><text:s text:c="3"/>int cnt;</text:p>
      <text:p text:style-name="P1"><text:s text:c="3"/>int complete;</text:p>
      <text:p text:style-name="P1"><text:s text:c="3"/>char buf[BUF_SIZE];</text:p>
      <text:p text:style-name="P1">};</text:p>
      <text:p text:style-name="P1"/>
      <text:p text:style-name="P1">int main(int argc, char *argv[]) {</text:p>
      <text:p text:style-name="P1"><text:s text:c="3"/>int shmid;</text:p>
      <text:p text:style-name="P1"><text:s text:c="3"/>struct shmseg *shmp;</text:p>
      <text:p text:style-name="P1"><text:s text:c="3"/>shmid = shmget(SHM_KEY, sizeof(struct shmseg), 0644|IPC_CREAT);</text:p>
      <text:p text:style-name="P1"><text:s text:c="3"/>if (shmid == -1) {</text:p>
      <text:p text:style-name="P1"><text:s text:c="6"/>perror("Shared memory");</text:p>
      <text:p text:style-name="P1"><text:s text:c="6"/>return 1;</text:p>
      <text:p text:style-name="P1"><text:s text:c="3"/>}</text:p>
      <text:p text:style-name="P1"><text:s text:c="3"/>shmp = shmat(shmid, NULL, 0);</text:p>
      <text:p text:style-name="P1"><text:s text:c="3"/>if (shmp == (void *) -1) {</text:p>
      <text:p text:style-name="P1"><text:s text:c="6"/>perror("Shared memory attach");</text:p>
      <text:p text:style-name="P1"><text:s text:c="6"/>return 1;</text:p>
      <text:p text:style-name="P1"><text:s text:c="3"/>}</text:p>
      <text:p text:style-name="P1"><text:s text:c="3"/>while (shmp-&gt;complete != 1) {</text:p>
      <text:p text:style-name="P1"><text:s text:c="6"/>printf("segment contains : \n\"%s\"\n", shmp-&gt;buf);</text:p>
      <text:p text:style-name="P1"><text:s text:c="6"/>if (shmp-&gt;cnt == -1) {</text:p>
      <text:p text:style-name="P1"><text:s text:c="9"/>perror("read");</text:p>
      <text:p text:style-name="P1"><text:s text:c="9"/>return 1;</text:p>
      <text:p text:style-name="P1"><text:s text:c="6"/>}</text:p>
      <text:p text:style-name="P1"><text:s text:c="6"/>printf("Reading Process: Shared Memory: Read %d bytes\n", shmp-&gt;cnt);</text:p>
      <text:p text:style-name="P1"><text:s text:c="6"/>sleep(3);</text:p>
      <text:p text:style-name="P1"><text:s text:c="3"/>}</text:p>
      <text:p text:style-name="P1"><text:s text:c="3"/>printf("Reading Process: Reading Done, Detaching Shared Memory\n");</text:p>
      <text:p text:style-name="P1"><text:s text:c="3"/>if (shmdt(shmp) == -1) {</text:p>
      <text:p text:style-name="P1"><text:s text:c="6"/>perror("shmdt");</text:p>
      <text:p text:style-name="P1"><text:s text:c="6"/>return 1;</text:p>
      <text:p text:style-name="P1"><text:s text:c="3"/>}</text:p>
      <text:p text:style-name="P1"><text:s text:c="3"/>printf("Reading Process: Complete\n");</text:p>
      <text:p text:style-name="P1"><text:soft-page-break/><text:s text:c="3"/>return 0;</text:p>
      <text:p text:style-name="P1">}</text:p>
      <text:p text:style-name="P1"/>
      <text:p text:style-name="P1"/>
      <text:p text:style-name="P2"><text:span text:style-name="T1">Q</text:span>20<text:span text:style-name="T1">)</text:span></text:p>
      <text:p text:style-name="P2"/>
      <text:p text:style-name="P2">#include&lt;pthread.h&gt;</text:p>
      <text:p text:style-name="P2">#include &lt;semaphore.h&gt;</text:p>
      <text:p text:style-name="P2">#include &lt;stdio.h&gt;</text:p>
      <text:p text:style-name="P2">/*This program provides a possible solution for first readers writers</text:p>
      <text:p text:style-name="P2">problem using mutex and semaphore.</text:p>
      <text:p text:style-name="P2">I have used 10 readers and 5 producers to demonstrate the solution. You</text:p>
      <text:p text:style-name="P2">can always play with these values.*/</text:p>
      <text:p text:style-name="P2">sem_t wrt;</text:p>
      <text:p text:style-name="P2">pthread_mutex_t mutex;</text:p>
      <text:p text:style-name="P2">int cnt = 1;</text:p>
      <text:p text:style-name="P2">int numreader = 0;</text:p>
      <text:p text:style-name="P2">void *writer(void *wno)</text:p>
      <text:p text:style-name="P2">{</text:p>
      <text:p text:style-name="P2"><text:s/><text:tab/>sem_wait(&amp;wrt);</text:p>
      <text:p text:style-name="P2"><text:s/><text:tab/>cnt = cnt*2;</text:p>
      <text:p text:style-name="P2"><text:s/><text:tab/>printf("Writer %d modified cnt to %d\n",(*((int *)wno)),cnt);</text:p>
      <text:p text:style-name="P2"><text:s/><text:tab/>sem_post(&amp;wrt);</text:p>
      <text:p text:style-name="P2">}</text:p>
      <text:p text:style-name="P2">void *reader(void *rno)</text:p>
      <text:p text:style-name="P2">{</text:p>
      <text:p text:style-name="P2"><text:s/><text:tab/>// Reader acquire the lock before modifying numreader</text:p>
      <text:p text:style-name="P2"><text:s/><text:tab/>pthread_mutex_lock(&amp;mutex);</text:p>
      <text:p text:style-name="P2"><text:s/><text:tab/>numreader++;</text:p>
      <text:p text:style-name="P2"><text:s/><text:tab/>if(numreader == 1)</text:p>
      <text:p text:style-name="P2"><text:s/>{</text:p>
      <text:p text:style-name="P2"><text:s/><text:tab/><text:tab/><text:tab/>sem_wait(&amp;wrt); // If this id the first reader, then it will block the writer</text:p>
      <text:p text:style-name="P2"><text:s/>}</text:p>
      <text:p text:style-name="P2"><text:s/><text:tab/>pthread_mutex_unlock(&amp;mutex);</text:p>
      <text:p text:style-name="P2"><text:s/><text:tab/>// Reading Section</text:p>
      <text:p text:style-name="P2"><text:s/><text:tab/>printf("Reader %d: read cnt as %d\n",*((int *)rno),cnt);</text:p>
      <text:p text:style-name="P2"><text:s/><text:tab/>// Reader acquire the lock before modifying numreader</text:p>
      <text:p text:style-name="P2"><text:s/><text:tab/>pthread_mutex_lock(&amp;mutex);</text:p>
      <text:p text:style-name="P2"><text:s/><text:tab/>numreader--;</text:p>
      <text:p text:style-name="P2"><text:s/><text:tab/>if(numreader == 0)</text:p>
      <text:p text:style-name="P2">{<text:tab/></text:p>
      <text:p text:style-name="P2"><text:s/>sem_post(&amp;wrt); // If this is the last reader, it will wake up the writer.</text:p>
      <text:p text:style-name="P2"><text:s/><text:tab/>}</text:p>
      <text:p text:style-name="P2"><text:s/><text:tab/>pthread_mutex_unlock(&amp;mutex);</text:p>
      <text:p text:style-name="P2">}</text:p>
      <text:p text:style-name="P2">int main()</text:p>
      <text:p text:style-name="P2">{</text:p>
      <text:p text:style-name="P2"><text:s/><text:tab/>pthread_t read[10],write[5];</text:p>
      <text:p text:style-name="P2"><text:s/><text:tab/>pthread_mutex_init(&amp;mutex, NULL);</text:p>
      <text:p text:style-name="P2"><text:s/><text:tab/>sem_init(&amp;wrt,0,1);</text:p>
      <text:p text:style-name="P2"><text:s/><text:tab/>int a[10] = {1,2,3,4,5,6,7,8,9,10}; //Just used for numbering the producer and consumer</text:p>
      <text:p text:style-name="P2">for(int i = 0; i &lt; 10; i++) </text:p>
      <text:p text:style-name="P2"><text:soft-page-break/>{</text:p>
      <text:p text:style-name="P2"><text:s/><text:tab/><text:tab/>pthread_create(&amp;read[i], NULL, (void *)reader, (void *)&amp;a[i]);</text:p>
      <text:p text:style-name="P2"><text:s/><text:tab/>}</text:p>
      <text:p text:style-name="P2"><text:s/><text:tab/>for(int i = 0; i &lt; 5; i++) </text:p>
      <text:p text:style-name="P2">{</text:p>
      <text:p text:style-name="P2"><text:s/><text:tab/><text:tab/>pthread_create(&amp;write[i], NULL, (void *)writer, (void *)&amp;a[i]);</text:p>
      <text:p text:style-name="P2"><text:s/><text:tab/>}</text:p>
      <text:p text:style-name="P2"><text:s/><text:tab/>for(int i = 0; i &lt; 10; i++) </text:p>
      <text:p text:style-name="P2">{</text:p>
      <text:p text:style-name="P2"><text:s/><text:tab/><text:tab/>pthread_join(read[i], NULL);</text:p>
      <text:p text:style-name="P2"><text:s/><text:tab/>}</text:p>
      <text:p text:style-name="P2"><text:s/><text:tab/>for(int i = 0; i &lt; 5; i++) </text:p>
      <text:p text:style-name="P2">{</text:p>
      <text:p text:style-name="P2"><text:s/>pthread_join(write[i], NULL);</text:p>
      <text:p text:style-name="P2"><text:s/><text:tab/>}</text:p>
      <text:p text:style-name="P2"><text:s/><text:tab/>pthread_mutex_destroy(&amp;mutex);</text:p>
      <text:p text:style-name="P2"><text:s/><text:tab/>sem_destroy(&amp;wrt);</text:p>
      <text:p text:style-name="P2"><text:s/><text:tab/>return 0;</text:p>
      <text:p text:style-name="P2">}</text:p>
      <text:p text:style-name="P2"/>
      <text:p text:style-name="P2"/>
      <text:p text:style-name="P2">Q21<text:span text:style-name="T1">)</text:span></text:p>
      <text:p text:style-name="P2"/>
      <text:p text:style-name="P2">#include&lt;iostream&gt;</text:p>
      <text:p text:style-name="P2">#define n 5</text:p>
      <text:p text:style-name="P2">using namespace std;</text:p>
      <text:p text:style-name="P2">int compltedPhilo = 0,i;</text:p>
      <text:p text:style-name="P2">struct fork</text:p>
      <text:p text:style-name="P2">{</text:p>
      <text:p text:style-name="P2"><text:tab/>int taken;</text:p>
      <text:p text:style-name="P2">}ForkAvil[n];</text:p>
      <text:p text:style-name="P2">struct philosp</text:p>
      <text:p text:style-name="P2">{</text:p>
      <text:p text:style-name="P2"><text:tab/>int left;</text:p>
      <text:p text:style-name="P2"><text:tab/>int right;</text:p>
      <text:p text:style-name="P2">}Philostatus[n];</text:p>
      <text:p text:style-name="P2">void goForDinner(int philID){</text:p>
      <text:p text:style-name="P2">if(Philostatus[philID].left==10 &amp;&amp; Philostatus[philID].right==10)</text:p>
      <text:p text:style-name="P2">cout&lt;&lt;"Philosopher "&lt;&lt;philID+1&lt;&lt;" completed his dinner\n";</text:p>
      <text:p text:style-name="P2">else if(Philostatus[philID].left==1 &amp;&amp; Philostatus[philID].right==1){</text:p>
      <text:p text:style-name="P2">cout&lt;&lt;"Philosopher "&lt;&lt;philID+1&lt;&lt;" completed his dinner\n";</text:p>
      <text:p text:style-name="P2">Philostatus[philID].left = Philostatus[philID].right = 10;</text:p>
      <text:p text:style-name="P2">int otherFork = philID-1;if(otherFork== -1)</text:p>
      <text:p text:style-name="P2">otherFork=(n-1);</text:p>
      <text:p text:style-name="P2">ForkAvil[philID].taken = ForkAvil[otherFork].taken = 0;</text:p>
      <text:p text:style-name="P2">cout&lt;&lt;"Philosopher "&lt;&lt;philID+1&lt;&lt;" released fork "&lt;&lt;philID+1&lt;&lt;" and fork"&lt;&lt;otherFork+1&lt;&lt;"\n";</text:p>
      <text:p text:style-name="P2">compltedPhilo++;</text:p>
      <text:p text:style-name="P2">}</text:p>
      <text:p text:style-name="P2">else if(Philostatus[philID].left==1 &amp;&amp; Philostatus[philID].right==0){</text:p>
      <text:p text:style-name="P2">if(philID==(n-1)){</text:p>
      <text:p text:style-name="P2">if(ForkAvil[philID].taken==0){</text:p>
      <text:p text:style-name="P2"><text:soft-page-break/>ForkAvil[philID].taken = Philostatus[philID].right = 1;</text:p>
      <text:p text:style-name="P2">cout&lt;&lt;"Fork "&lt;&lt;philID+1&lt;&lt;" taken by philosopher "&lt;&lt;philID+1&lt;&lt;"\n";</text:p>
      <text:p text:style-name="P2">}else{</text:p>
      <text:p text:style-name="P2">cout&lt;&lt;"Philosopher "&lt;&lt;philID+1&lt;&lt;" is waiting for fork "&lt;&lt;philID+1&lt;&lt;"\n";</text:p>
      <text:p text:style-name="P2">}</text:p>
      <text:p text:style-name="P2">}else{</text:p>
      <text:p text:style-name="P2">int dupphilID = philID;</text:p>
      <text:p text:style-name="P2">philID-=1;</text:p>
      <text:p text:style-name="P2">if(philID== -1)</text:p>
      <text:p text:style-name="P2">philID=(n-1);</text:p>
      <text:p text:style-name="P2">if(ForkAvil[philID].taken == 0){</text:p>
      <text:p text:style-name="P2">ForkAvil[philID].taken = Philostatus[dupphilID].right = 1;</text:p>
      <text:p text:style-name="P2">cout&lt;&lt;"Fork "&lt;&lt;philID+1&lt;&lt;" taken by Philosopher "&lt;&lt;dupphilID+1&lt;&lt;"\n";</text:p>
      <text:p text:style-name="P2">}else{</text:p>
      <text:p text:style-name="P2">cout&lt;&lt;"Philosopher "&lt;&lt;dupphilID+1&lt;&lt;" is waiting for Fork "&lt;&lt;philID+1&lt;&lt;"\n";</text:p>
      <text:p text:style-name="P2">}</text:p>
      <text:p text:style-name="P2">}</text:p>
      <text:p text:style-name="P2">}</text:p>
      <text:p text:style-name="P2">else if(Philostatus[philID].left==0){</text:p>
      <text:p text:style-name="P2">if(philID==(n-1)){</text:p>
      <text:p text:style-name="P2">if(ForkAvil[philID-1].taken==0){ForkAvil[philID-1].taken =</text:p>
      <text:p text:style-name="P2">Philostatus[philID].left = 1;</text:p>
      <text:p text:style-name="P2">cout&lt;&lt;"Fork "&lt;&lt;philID&lt;&lt;" taken by philosopher "&lt;&lt;philID+1&lt;&lt;"\n";</text:p>
      <text:p text:style-name="P2">}else{</text:p>
      <text:p text:style-name="P2">cout&lt;&lt;"Philosopher "&lt;&lt;philID+1&lt;&lt;" is waiting for fork"&lt;&lt;philID&lt;&lt;"\n";</text:p>
      <text:p text:style-name="P2">}</text:p>
      <text:p text:style-name="P2">}else{</text:p>
      <text:p text:style-name="P2">if(ForkAvil[philID].taken == 0){</text:p>
      <text:p text:style-name="P2">ForkAvil[philID].taken = Philostatus[philID].left = 1;</text:p>
      <text:p text:style-name="P2">cout&lt;&lt;"Fork "&lt;&lt;philID+1&lt;&lt;" taken by Philosopher "&lt;&lt;philID+1&lt;&lt;"\n";</text:p>
      <text:p text:style-name="P2">}else{</text:p>
      <text:p text:style-name="P2">cout&lt;&lt;"Philosopher "&lt;&lt;philID+1&lt;&lt;" is waiting for Fork"&lt;&lt;philID+1&lt;&lt;"\n";</text:p>
      <text:p text:style-name="P2">}</text:p>
      <text:p text:style-name="P2">}</text:p>
      <text:p text:style-name="P2"/>
      <text:p text:style-name="P2">}else{}</text:p>
      <text:p text:style-name="P2"/>
      <text:p text:style-name="P2">}</text:p>
      <text:p text:style-name="P2">int main(){</text:p>
      <text:p text:style-name="P2">for(i=0;i&lt;n;i++)</text:p>
      <text:p text:style-name="P2">ForkAvil[i].taken=Philostatus[i].left=Philostatus[i].right=0;</text:p>
      <text:p text:style-name="P2">while(compltedPhilo&lt;n){</text:p>
      <text:p text:style-name="P2">for(i=0;i&lt;n;i++)</text:p>
      <text:p text:style-name="P2">goForDinner(i);</text:p>
      <text:p text:style-name="P2">cout&lt;&lt;"\nTill now num of philosophers completed dinner are"&lt;&lt;compltedPhilo&lt;&lt;"\n\n";</text:p>
      <text:p text:style-name="P2">}</text:p>
      <text:p text:style-name="P2">return 0;</text:p>
      <text:p text:style-name="P2">}</text:p>
      <text:p text:style-name="P2"/>
      <text:p text:style-name="P2"/>
      <text:p text:style-name="P2"/>
      <text:p text:style-name="P2"/>
      <text:p text:style-name="P2"><text:soft-page-break/>Q22</text:p>
      <text:p text:style-name="P2">a)</text:p>
      <text:p text:style-name="P2">#include &lt;stdio.h&gt;</text:p>
      <text:p text:style-name="P2">#include &lt;pthread.h&gt;</text:p>
      <text:p text:style-name="P2">#include &lt;semaphore.h&gt;</text:p>
      <text:p text:style-name="P2"/>
      <text:p text:style-name="P2">int a, b;</text:p>
      <text:p text:style-name="P2">sem_t sem;</text:p>
      <text:p text:style-name="P2"/>
      <text:p text:style-name="P2">void ScanNumbers(void *ptr){</text:p>
      <text:p text:style-name="P2"><text:s text:c="4"/>for (;;){</text:p>
      <text:p text:style-name="P2"><text:s text:c="8"/>printf("%s", (char *)ptr);</text:p>
      <text:p text:style-name="P2"><text:s text:c="8"/>scanf("%d %d", &amp;a, &amp;b);</text:p>
      <text:p text:style-name="P2"><text:s text:c="8"/>sem_post(&amp;sem);</text:p>
      <text:p text:style-name="P2"><text:s text:c="8"/>usleep(100 * 1000);</text:p>
      <text:p text:style-name="P2"><text:s text:c="4"/>}</text:p>
      <text:p text:style-name="P2">}</text:p>
      <text:p text:style-name="P2"/>
      <text:p text:style-name="P2">void SumAndPrint(void *ptr){</text:p>
      <text:p text:style-name="P2"><text:s text:c="4"/>for (;;){</text:p>
      <text:p text:style-name="P2"><text:s text:c="8"/>sem_wait(&amp;sem);</text:p>
      <text:p text:style-name="P2"><text:s text:c="8"/>printf("%s %d\n", (char *)ptr, a + b);</text:p>
      <text:p text:style-name="P2"><text:s text:c="4"/>}</text:p>
      <text:p text:style-name="P2">}</text:p>
      <text:p text:style-name="P2"/>
      <text:p text:style-name="P2">int main()</text:p>
      <text:p text:style-name="P2">{</text:p>
      <text:p text:style-name="P2"><text:s text:c="4"/>pthread_t thread1;</text:p>
      <text:p text:style-name="P2"><text:s text:c="4"/>pthread_t thread2;</text:p>
      <text:p text:style-name="P2"/>
      <text:p text:style-name="P2"><text:s text:c="4"/>char *Msg1 = "Enter Two Numbers\n";</text:p>
      <text:p text:style-name="P2"><text:s text:c="4"/>char *Msg2 = "sum = ";</text:p>
      <text:p text:style-name="P2"/>
      <text:p text:style-name="P2"><text:s text:c="4"/>sem_init(&amp;sem, 0, 0); </text:p>
      <text:p text:style-name="P2"/>
      <text:p text:style-name="P2"><text:s text:c="4"/>pthread_create(&amp;thread1, NULL, (void *)ScanNumbers, (void *)Msg1);</text:p>
      <text:p text:style-name="P2"><text:s text:c="4"/>pthread_create(&amp;thread2, NULL, (void *)SumAndPrint, (void *)Msg2);</text:p>
      <text:p text:style-name="P2"/>
      <text:p text:style-name="P2"><text:s text:c="4"/>pthread_join(thread1, NULL);</text:p>
      <text:p text:style-name="P2"><text:s text:c="4"/>pthread_join(thread2, NULL);</text:p>
      <text:p text:style-name="P2"/>
      <text:p text:style-name="P2"><text:s text:c="4"/>printf("Wait For Both Thread Finished\n");</text:p>
      <text:p text:style-name="P2"><text:s text:c="4"/>sem_destroy(&amp;sem);</text:p>
      <text:p text:style-name="P2"/>
      <text:p text:style-name="P2"><text:s text:c="4"/>return 0;</text:p>
      <text:p text:style-name="P2">}</text:p>
      <text:p text:style-name="P2"/>
      <text:p text:style-name="P2">b)</text:p>
      <text:p text:style-name="P2">#include&lt;stdio.h&gt;</text:p>
      <text:p text:style-name="P2">#include&lt;stdlib.h&gt;</text:p>
      <text:p text:style-name="P2"><text:s/></text:p>
      <text:p text:style-name="P2">int mutex=1,full=0,empty=3,x=0;</text:p>
      <text:p text:style-name="P2"><text:soft-page-break/><text:s/></text:p>
      <text:p text:style-name="P2">int main()</text:p>
      <text:p text:style-name="P2">{</text:p>
      <text:p text:style-name="P2"><text:tab/>int n;</text:p>
      <text:p text:style-name="P2"><text:tab/>void producer();</text:p>
      <text:p text:style-name="P2"><text:tab/>void consumer();</text:p>
      <text:p text:style-name="P2"><text:tab/>int wait(int);</text:p>
      <text:p text:style-name="P2"><text:tab/>int signal(int);</text:p>
      <text:p text:style-name="P2"><text:tab/>printf("\n1.Producer\n2.Consumer\n3.Exit");</text:p>
      <text:p text:style-name="P2"><text:tab/>while(1)</text:p>
      <text:p text:style-name="P2"><text:tab/>{</text:p>
      <text:p text:style-name="P2"><text:tab/><text:tab/>printf("\nEnter your choice:");</text:p>
      <text:p text:style-name="P2"><text:tab/><text:tab/>scanf("%d",&amp;n);</text:p>
      <text:p text:style-name="P2"><text:tab/><text:tab/>switch(n)</text:p>
      <text:p text:style-name="P2"><text:tab/><text:tab/>{</text:p>
      <text:p text:style-name="P2"><text:tab/><text:tab/><text:tab/>case 1:<text:tab/>if((mutex==1)&amp;&amp;(empty!=0))</text:p>
      <text:p text:style-name="P2"><text:tab/><text:tab/><text:tab/><text:tab/><text:tab/><text:tab/>producer();</text:p>
      <text:p text:style-name="P2"><text:tab/><text:tab/><text:tab/><text:tab/><text:tab/>else</text:p>
      <text:p text:style-name="P2"><text:tab/><text:tab/><text:tab/><text:tab/><text:tab/><text:tab/>printf("Buffer is full!!");</text:p>
      <text:p text:style-name="P2"><text:tab/><text:tab/><text:tab/><text:tab/><text:tab/>break;</text:p>
      <text:p text:style-name="P2"><text:tab/><text:tab/><text:tab/>case 2:<text:tab/>if((mutex==1)&amp;&amp;(full!=0))</text:p>
      <text:p text:style-name="P2"><text:tab/><text:tab/><text:tab/><text:tab/><text:tab/><text:tab/>consumer();</text:p>
      <text:p text:style-name="P2"><text:tab/><text:tab/><text:tab/><text:tab/><text:tab/>else</text:p>
      <text:p text:style-name="P2"><text:tab/><text:tab/><text:tab/><text:tab/><text:tab/><text:tab/>printf("Buffer is empty!!");</text:p>
      <text:p text:style-name="P2"><text:tab/><text:tab/><text:tab/><text:tab/><text:tab/>break;</text:p>
      <text:p text:style-name="P2"><text:tab/><text:tab/><text:tab/>case 3:</text:p>
      <text:p text:style-name="P2"><text:tab/><text:tab/><text:tab/><text:tab/><text:tab/>exit(0);</text:p>
      <text:p text:style-name="P2"><text:tab/><text:tab/><text:tab/><text:tab/><text:tab/>break;</text:p>
      <text:p text:style-name="P2"><text:tab/><text:tab/>}</text:p>
      <text:p text:style-name="P2"><text:tab/>}</text:p>
      <text:p text:style-name="P2"><text:tab/></text:p>
      <text:p text:style-name="P2"><text:tab/>return 0;</text:p>
      <text:p text:style-name="P2">}</text:p>
      <text:p text:style-name="P2"><text:s/></text:p>
      <text:p text:style-name="P2">int wait(int s)</text:p>
      <text:p text:style-name="P2">{</text:p>
      <text:p text:style-name="P2"><text:tab/>return (--s);</text:p>
      <text:p text:style-name="P2">}</text:p>
      <text:p text:style-name="P2"><text:s/></text:p>
      <text:p text:style-name="P2">int signal(int s)</text:p>
      <text:p text:style-name="P2">{</text:p>
      <text:p text:style-name="P2"><text:tab/>return(++s);</text:p>
      <text:p text:style-name="P2">}</text:p>
      <text:p text:style-name="P2"><text:s/></text:p>
      <text:p text:style-name="P2">void producer()</text:p>
      <text:p text:style-name="P2">{</text:p>
      <text:p text:style-name="P2"><text:tab/>mutex=wait(mutex);</text:p>
      <text:p text:style-name="P2"><text:tab/>full=signal(full);</text:p>
      <text:p text:style-name="P2"><text:tab/>empty=wait(empty);</text:p>
      <text:p text:style-name="P2"><text:tab/>x++;</text:p>
      <text:p text:style-name="P2"><text:tab/>printf("\nProducer produces the item %d",x);</text:p>
      <text:p text:style-name="P2"><text:tab/>mutex=signal(mutex);</text:p>
      <text:p text:style-name="P2"><text:soft-page-break/>}</text:p>
      <text:p text:style-name="P2"><text:s/></text:p>
      <text:p text:style-name="P2">void consumer()</text:p>
      <text:p text:style-name="P2">{</text:p>
      <text:p text:style-name="P2"><text:tab/>mutex=wait(mutex);</text:p>
      <text:p text:style-name="P2"><text:tab/>full=wait(full);</text:p>
      <text:p text:style-name="P2"><text:tab/>empty=signal(empty);</text:p>
      <text:p text:style-name="P2"><text:tab/>printf("\nConsumer consumes item %d",x);</text:p>
      <text:p text:style-name="P2"><text:tab/>x--;</text:p>
      <text:p text:style-name="P2"><text:tab/>mutex=signal(mutex);</text:p>
      <text:p text:style-name="P2">}</text:p>
      <text:p text:style-name="P2"/>
      <text:p text:style-name="P2"/>
      <text:p text:style-name="P2"/>
      <text:p text:style-name="P2">Q23)</text:p>
      <text:p text:style-name="P2"/>
      <text:p text:style-name="P2">#include &lt;pthread.h&gt;</text:p>
      <text:p text:style-name="P2">#include &lt;semaphore.h&gt;</text:p>
      <text:p text:style-name="P2">#include &lt;stdbool.h&gt;</text:p>
      <text:p text:style-name="P2">#include &lt;stdio.h&gt;</text:p>
      <text:p text:style-name="P2">#include &lt;stdlib.h&gt;</text:p>
      <text:p text:style-name="P2">#include &lt;errno.h&gt;</text:p>
      <text:p text:style-name="P2">#include &lt;unistd.h&gt;</text:p>
      <text:p text:style-name="P2"/>
      <text:p text:style-name="P2">sem_t agent_ready;</text:p>
      <text:p text:style-name="P2">sem_t smoker_semaphors[3];</text:p>
      <text:p text:style-name="P2">char* smoker_types[3] = { "matches &amp; tobacco", "matches &amp; paper", "tobacco &amp; paper" }</text:p>
      <text:p text:style-name="P2">bool items_on_table[3] = { false, false, false };</text:p>
      <text:p text:style-name="P2">sem_t pusher_semaphores[3];</text:p>
      <text:p text:style-name="P2"/>
      <text:p text:style-name="P2">void* smoker(void* arg)</text:p>
      <text:p text:style-name="P2">{</text:p>
      <text:p text:style-name="P2"><text:tab/>int smoker_id = (int) arg;</text:p>
      <text:p text:style-name="P2"><text:tab/>int type_id <text:s text:c="2"/>= smoker_id % 3;</text:p>
      <text:p text:style-name="P2"/>
      <text:p text:style-name="P2"><text:tab/>for (int i = 0; i &lt; 3; ++i)</text:p>
      <text:p text:style-name="P2"><text:tab/>{</text:p>
      <text:p text:style-name="P2"><text:tab/><text:tab/>printf("\033[0;37mSmoker %d \033[0;31m&gt;&gt;\033[0m Waiting for %s\n",</text:p>
      <text:p text:style-name="P2"><text:tab/><text:tab/><text:tab/>smoker_id, smoker_types[type_id]);</text:p>
      <text:p text:style-name="P2"/>
      <text:p text:style-name="P2"><text:tab/><text:tab/>sem_wait(&amp;smoker_semaphors[type_id]);</text:p>
      <text:p text:style-name="P2"/>
      <text:p text:style-name="P2"/>
      <text:p text:style-name="P2"><text:tab/><text:tab/>printf("\033[0;37mSmoker %d \033[0;32m&lt;&lt;\033[0m Now making the a cigarette\n", smoker_id);</text:p>
      <text:p text:style-name="P2"><text:tab/><text:tab/>usleep(rand() % 50000);</text:p>
      <text:p text:style-name="P2"><text:tab/><text:tab/>sem_post(&amp;agent_ready);</text:p>
      <text:p text:style-name="P2"/>
      <text:p text:style-name="P2"/>
      <text:p text:style-name="P2"><text:tab/><text:tab/>printf("\033[0;37mSmoker %d \033[0;37m--\033[0m Now smoking\n", smoker_id);</text:p>
      <text:p text:style-name="P2"><text:tab/><text:tab/>usleep(rand() % 50000);</text:p>
      <text:p text:style-name="P2"><text:tab/>}</text:p>
      <text:p text:style-name="P2"><text:soft-page-break/></text:p>
      <text:p text:style-name="P2"><text:tab/>return NULL;</text:p>
      <text:p text:style-name="P2">}</text:p>
      <text:p text:style-name="P2"/>
      <text:p text:style-name="P2">sem_t pusher_lock;</text:p>
      <text:p text:style-name="P2"/>
      <text:p text:style-name="P2">void* pusher(void* arg)</text:p>
      <text:p text:style-name="P2">{</text:p>
      <text:p text:style-name="P2"><text:tab/>int pusher_id = (int) arg;</text:p>
      <text:p text:style-name="P2"/>
      <text:p text:style-name="P2"><text:tab/>for (int i = 0; i &lt; 12; ++i)</text:p>
      <text:p text:style-name="P2"><text:tab/>{</text:p>
      <text:p text:style-name="P2"/>
      <text:p text:style-name="P2"><text:tab/><text:tab/>sem_wait(&amp;pusher_semaphores[pusher_id]);</text:p>
      <text:p text:style-name="P2"><text:tab/><text:tab/>sem_wait(&amp;pusher_lock);</text:p>
      <text:p text:style-name="P2"/>
      <text:p text:style-name="P2"><text:tab/><text:tab/>if (items_on_table[(pusher_id + 1) % 3])</text:p>
      <text:p text:style-name="P2"><text:tab/><text:tab/>{</text:p>
      <text:p text:style-name="P2"><text:tab/><text:tab/><text:tab/>items_on_table[(pusher_id + 1) % 3] = false;</text:p>
      <text:p text:style-name="P2"><text:tab/><text:tab/><text:tab/>sem_post(&amp;smoker_semaphors[(pusher_id + 2) % 3]);</text:p>
      <text:p text:style-name="P2"><text:tab/><text:tab/>}</text:p>
      <text:p text:style-name="P2"><text:tab/><text:tab/>else if (items_on_table[(pusher_id + 2) % 3])</text:p>
      <text:p text:style-name="P2"><text:tab/><text:tab/>{</text:p>
      <text:p text:style-name="P2"><text:tab/><text:tab/><text:tab/>items_on_table[(pusher_id + 2) % 3] = false;</text:p>
      <text:p text:style-name="P2"><text:tab/><text:tab/><text:tab/>sem_post(&amp;smoker_semaphors[(pusher_id + 1) % 3]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items_on_table[pusher_id] = true;</text:p>
      <text:p text:style-name="P2"><text:tab/><text:tab/>}</text:p>
      <text:p text:style-name="P2"/>
      <text:p text:style-name="P2"><text:tab/><text:tab/>sem_post(&amp;pusher_lock);</text:p>
      <text:p text:style-name="P2"><text:tab/>}</text:p>
      <text:p text:style-name="P2"/>
      <text:p text:style-name="P2"><text:tab/>return NULL;</text:p>
      <text:p text:style-name="P2">}</text:p>
      <text:p text:style-name="P2"/>
      <text:p text:style-name="P2">void* agent(void* arg)</text:p>
      <text:p text:style-name="P2">{</text:p>
      <text:p text:style-name="P2"><text:tab/>int agent_id = (int) arg;</text:p>
      <text:p text:style-name="P2"/>
      <text:p text:style-name="P2"><text:tab/>for (int i = 0; i &lt; 6; ++i)</text:p>
      <text:p text:style-name="P2"><text:tab/>{</text:p>
      <text:p text:style-name="P2"><text:tab/><text:tab/>usleep(rand() % 200000);</text:p>
      <text:p text:style-name="P2"/>
      <text:p text:style-name="P2"><text:tab/><text:tab/>sem_wait(&amp;agent_ready);</text:p>
      <text:p text:style-name="P2"/>
      <text:p text:style-name="P2"/>
      <text:p text:style-name="P2"><text:tab/><text:tab/>sem_post(&amp;pusher_semaphores[agent_id]);</text:p>
      <text:p text:style-name="P2"><text:tab/><text:tab/>sem_post(&amp;pusher_semaphores[(agent_id + 1) % 3]);</text:p>
      <text:p text:style-name="P2"/>
      <text:p text:style-name="P2"><text:tab/><text:tab/>printf("\033[0;35m==&gt; \033[0;33mAgent %d giving out %s\033[0;0m\n",</text:p>
      <text:p text:style-name="P2"><text:soft-page-break/><text:tab/><text:tab/><text:tab/>agent_id, smoker_types[(agent_id + 2) % 3]);</text:p>
      <text:p text:style-name="P2"><text:tab/>}</text:p>
      <text:p text:style-name="P2"/>
      <text:p text:style-name="P2"><text:tab/>return NULL;</text:p>
      <text:p text:style-name="P2">}</text:p>
      <text:p text:style-name="P2"/>
      <text:p text:style-name="P2"/>
      <text:p text:style-name="P2">int main(int argc, char* arvg[])</text:p>
      <text:p text:style-name="P2">{</text:p>
      <text:p text:style-name="P2"/>
      <text:p text:style-name="P2"><text:tab/>srand(time(NULL));</text:p>
      <text:p text:style-name="P2"><text:tab/>sem_init(&amp;agent_ready, 0, 1);</text:p>
      <text:p text:style-name="P2"><text:tab/>sem_init(&amp;pusher_lock, 0, 1);</text:p>
      <text:p text:style-name="P2"><text:tab/>for (int i = 0; i &lt; 3; ++i)</text:p>
      <text:p text:style-name="P2"><text:tab/>{</text:p>
      <text:p text:style-name="P2"><text:tab/><text:tab/>sem_init(&amp;smoker_semaphors[i], 0, 0);</text:p>
      <text:p text:style-name="P2"><text:tab/><text:tab/>sem_init(&amp;pusher_semaphores[i], 0, 0);</text:p>
      <text:p text:style-name="P2"><text:tab/>}</text:p>
      <text:p text:style-name="P2"/>
      <text:p text:style-name="P2"><text:tab/>int smoker_ids[6];</text:p>
      <text:p text:style-name="P2"/>
      <text:p text:style-name="P2"><text:tab/>pthread_t smoker_threads[6];</text:p>
      <text:p text:style-name="P2"><text:tab/>for (int i = 0; i &lt; 6; ++i)</text:p>
      <text:p text:style-name="P2"><text:tab/>{</text:p>
      <text:p text:style-name="P2"><text:tab/><text:tab/>smoker_ids[i] = i;</text:p>
      <text:p text:style-name="P2"/>
      <text:p text:style-name="P2"><text:tab/><text:tab/>if (pthread_create(&amp;smoker_threads[i], NULL, smoker, &amp;smoker_ids[i]) == EAGAIN)</text:p>
      <text:p text:style-name="P2"><text:tab/><text:tab/>{</text:p>
      <text:p text:style-name="P2"><text:tab/><text:tab/><text:tab/>perror("Insufficient resources to create thread");</text:p>
      <text:p text:style-name="P2"><text:tab/><text:tab/><text:tab/>return 0;</text:p>
      <text:p text:style-name="P2"><text:tab/><text:tab/>}</text:p>
      <text:p text:style-name="P2"><text:tab/>}</text:p>
      <text:p text:style-name="P2"/>
      <text:p text:style-name="P2"><text:tab/>int pusher_ids[6];</text:p>
      <text:p text:style-name="P2"/>
      <text:p text:style-name="P2"><text:tab/>pthread_t pusher_threads[6];</text:p>
      <text:p text:style-name="P2"/>
      <text:p text:style-name="P2"><text:tab/>for (int i = 0; i &lt; 3; ++i)</text:p>
      <text:p text:style-name="P2"><text:tab/>{</text:p>
      <text:p text:style-name="P2"><text:tab/><text:tab/>pusher_ids[i] = i;</text:p>
      <text:p text:style-name="P2"/>
      <text:p text:style-name="P2"><text:tab/><text:tab/>if (pthread_create(&amp;pusher_threads[i], NULL, pusher, &amp;pusher_ids[i]) == EAGAIN)</text:p>
      <text:p text:style-name="P2"><text:tab/><text:tab/>{</text:p>
      <text:p text:style-name="P2"><text:tab/><text:tab/><text:tab/>perror("Insufficient resources to create thread");</text:p>
      <text:p text:style-name="P2"><text:tab/><text:tab/><text:tab/>return 0;</text:p>
      <text:p text:style-name="P2"><text:tab/><text:tab/>}</text:p>
      <text:p text:style-name="P2"><text:tab/>}</text:p>
      <text:p text:style-name="P2"><text:tab/>int agent_ids[6];</text:p>
      <text:p text:style-name="P2"/>
      <text:p text:style-name="P2"><text:tab/>pthread_t agent_threads[6];</text:p>
      <text:p text:style-name="P2"/>
      <text:p text:style-name="P2"><text:soft-page-break/><text:tab/>for (int i = 0; i &lt; 3; ++i)</text:p>
      <text:p text:style-name="P2"><text:tab/>{</text:p>
      <text:p text:style-name="P2"><text:tab/><text:tab/>agent_ids[i] =i;</text:p>
      <text:p text:style-name="P2"/>
      <text:p text:style-name="P2"><text:tab/><text:tab/>if (pthread_create(&amp;agent_threads[i], NULL, agent, &amp;agent_ids[i]) == EAGAIN)</text:p>
      <text:p text:style-name="P2"><text:tab/><text:tab/>{</text:p>
      <text:p text:style-name="P2"><text:tab/><text:tab/><text:tab/>perror("Insufficient resources to create thread");</text:p>
      <text:p text:style-name="P2"><text:tab/><text:tab/><text:tab/>return 0;</text:p>
      <text:p text:style-name="P2"><text:tab/><text:tab/>}</text:p>
      <text:p text:style-name="P2"><text:tab/>}</text:p>
      <text:p text:style-name="P2"><text:tab/>for (int i = 0; i &lt; 6; ++i)</text:p>
      <text:p text:style-name="P2"><text:tab/>{</text:p>
      <text:p text:style-name="P2"><text:tab/><text:tab/>pthread_join(smoker_threads[i], NULL);</text:p>
      <text:p text:style-name="P2"><text:tab/>}</text:p>
      <text:p text:style-name="P2"/>
      <text:p text:style-name="P2"><text:tab/>return 0;</text:p>
      <text:p text:style-name="P2">}</text:p>
      <text:p text:style-name="P2"/>
      <text:p text:style-name="P2"/>
      <text:p text:style-name="P2"/>
      <text:p text:style-name="P3">Q24)</text:p>
      <text:p text:style-name="P3"/>
      <text:p text:style-name="P3">#include&lt;iostream&gt;</text:p>
      <text:p text:style-name="P3">using namespace std;</text:p>
      <text:p text:style-name="P3">// Number of processes</text:p>
      <text:p text:style-name="P3">const int P = 5;</text:p>
      <text:p text:style-name="P3">// Number of resources</text:p>
      <text:p text:style-name="P3">const int R = 3;</text:p>
      <text:p text:style-name="P3">// Function to find the need of each process</text:p>
      <text:p text:style-name="P3">void calculateNeed(int need[P][R], int maxm[P][R],</text:p>
      <text:p text:style-name="P3"><text:s text:c="19"/>int allot[P][R])</text:p>
      <text:p text:style-name="P3">{</text:p>
      <text:p text:style-name="P3"><text:s text:c="3"/>// Calculating Need of each P</text:p>
      <text:p text:style-name="P3"><text:s text:c="4"/>for (int i = 0 ; i &lt; P ; i++)</text:p>
      <text:p text:style-name="P3"><text:s text:c="8"/>for (int j = 0 ; j &lt; R ; j++)</text:p>
      <text:p text:style-name="P3"><text:s text:c="12"/>// Need of instance = maxm instance -</text:p>
      <text:p text:style-name="P3"><text:s text:c="12"/>// <text:s text:c="19"/>allocated instance</text:p>
      <text:p text:style-name="P3"><text:s text:c="12"/>need[i][j] = maxm[i][j] - allot[i][j];</text:p>
      <text:p text:style-name="P3">}</text:p>
      <text:p text:style-name="P3">// Function to find the system is in safe state or not</text:p>
      <text:p text:style-name="P3">bool isSafe(int processes[], int avail[], int maxm[][R],</text:p>
      <text:p text:style-name="P3"><text:s text:c="12"/>int allot[][R])</text:p>
      <text:p text:style-name="P3">{</text:p>
      <text:p text:style-name="P3"><text:s text:c="4"/>int need[P][R];</text:p>
      <text:p text:style-name="P3"><text:s text:c="4"/>// Function to calculate need matrix</text:p>
      <text:p text:style-name="P3"><text:s text:c="4"/>calculateNeed(need, maxm, allot);</text:p>
      <text:p text:style-name="P3"><text:s text:c="4"/>// Mark all processes as infinish</text:p>
      <text:p text:style-name="P3"><text:s text:c="4"/>bool finish[P] = {0};</text:p>
      <text:p text:style-name="P3"><text:s text:c="4"/>// To store safe sequence</text:p>
      <text:p text:style-name="P3"><text:s text:c="4"/>int safeSeq[P];</text:p>
      <text:p text:style-name="P3"><text:s text:c="4"/>// Make a copy of available resources</text:p>
      <text:p text:style-name="P3"><text:s text:c="4"/>int work[R];</text:p>
      <text:p text:style-name="P3"><text:soft-page-break/><text:s text:c="4"/>for (int i = 0; i &lt; R ; i++)</text:p>
      <text:p text:style-name="P3"><text:s text:c="8"/>work[i] = avail[i];</text:p>
      <text:p text:style-name="P3"><text:s text:c="4"/>// While all processes are not finished</text:p>
      <text:p text:style-name="P3"><text:s text:c="4"/>// or system is not in safe state.</text:p>
      <text:p text:style-name="P3"><text:s text:c="4"/>int count = 0;</text:p>
      <text:p text:style-name="P3"><text:s text:c="4"/>while (count &lt; P)</text:p>
      <text:p text:style-name="P3"><text:s text:c="4"/>{</text:p>
      <text:p text:style-name="P3"><text:s text:c="8"/>// Find a process which is not finish and</text:p>
      <text:p text:style-name="P3"><text:s text:c="8"/>// whose needs can be satisfied with current</text:p>
      <text:p text:style-name="P3"><text:s text:c="8"/>// work[] resources.</text:p>
      <text:p text:style-name="P3"><text:s text:c="8"/>bool found = false;</text:p>
      <text:p text:style-name="P3"><text:s text:c="8"/>for (int p = 0; p &lt; P; p++)</text:p>
      <text:p text:style-name="P3"><text:s text:c="8"/>{</text:p>
      <text:p text:style-name="P3"><text:s text:c="12"/>// First check if a process is finished,</text:p>
      <text:p text:style-name="P3"><text:s text:c="12"/>// if no, go for next condition</text:p>
      <text:p text:style-name="P3"><text:s text:c="12"/>if (finish[p] == 0)</text:p>
      <text:p text:style-name="P3"><text:s text:c="12"/>{</text:p>
      <text:p text:style-name="P3"><text:s text:c="16"/>// Check if for all resources of</text:p>
      <text:p text:style-name="P3"><text:s text:c="16"/>// current P need is less</text:p>
      <text:p text:style-name="P3"><text:s text:c="16"/>// than work</text:p>
      <text:p text:style-name="P3"><text:s text:c="16"/>int j;</text:p>
      <text:p text:style-name="P3"><text:s text:c="16"/>for (j = 0; j &lt; R; j++)</text:p>
      <text:p text:style-name="P3"><text:s text:c="20"/>if (need[p][j] &gt; work[j])</text:p>
      <text:p text:style-name="P3"><text:s text:c="24"/>break;</text:p>
      <text:p text:style-name="P3"><text:s text:c="16"/>// If all needs of p were satisfied.</text:p>
      <text:p text:style-name="P3"><text:s text:c="16"/>if (j == R)</text:p>
      <text:p text:style-name="P3"><text:s text:c="16"/>{</text:p>
      <text:p text:style-name="P3"><text:s text:c="20"/>// Add the allocated resources of</text:p>
      <text:p text:style-name="P3"><text:s text:c="20"/>// current P to the available/work</text:p>
      <text:p text:style-name="P3"><text:s text:c="20"/>// resources i.e.free the resources</text:p>
      <text:p text:style-name="P3"><text:s text:c="20"/>for (int k = 0 ; k &lt; R ; k++)</text:p>
      <text:p text:style-name="P3"><text:s text:c="24"/>work[k] += allot[p][k];</text:p>
      <text:p text:style-name="P3"><text:s text:c="20"/>// Add this process to safe sequence.</text:p>
      <text:p text:style-name="P3"><text:s text:c="20"/>safeSeq[count++] = p;</text:p>
      <text:p text:style-name="P3"><text:s text:c="20"/>// Mark this p as finished</text:p>
      <text:p text:style-name="P3"><text:s text:c="20"/>finish[p] = 1;</text:p>
      <text:p text:style-name="P3"><text:s text:c="20"/>found = true;</text:p>
      <text:p text:style-name="P3"><text:s text:c="16"/>}</text:p>
      <text:p text:style-name="P3"><text:s text:c="12"/>}</text:p>
      <text:p text:style-name="P3"><text:s text:c="8"/>}</text:p>
      <text:p text:style-name="P3"><text:s text:c="8"/>// If we could not find a next process in safe</text:p>
      <text:p text:style-name="P3"><text:s text:c="8"/>// sequence.</text:p>
      <text:p text:style-name="P3"><text:s text:c="8"/>if (found == false)</text:p>
      <text:p text:style-name="P3"><text:s text:c="8"/>{</text:p>
      <text:p text:style-name="P3"><text:s text:c="12"/>cout &lt;&lt; "System is not in safe state";</text:p>
      <text:p text:style-name="P3"><text:s text:c="12"/>return false;</text:p>
      <text:p text:style-name="P3"><text:s text:c="8"/>}</text:p>
      <text:p text:style-name="P3"><text:s text:c="4"/>}</text:p>
      <text:p text:style-name="P3">// If system is in safe state then</text:p>
      <text:p text:style-name="P3"><text:s text:c="4"/>// safe sequence will be as below</text:p>
      <text:p text:style-name="P3"><text:s text:c="4"/>cout &lt;&lt; "System is in safe state.\nSafe"</text:p>
      <text:p text:style-name="P3"><text:s text:c="9"/>" sequence is: ";</text:p>
      <text:p text:style-name="P3"><text:soft-page-break/><text:s text:c="4"/>for (int i = 0; i &lt; P ; i++)</text:p>
      <text:p text:style-name="P3"><text:s text:c="8"/>cout &lt;&lt; safeSeq[i] &lt;&lt; " ";</text:p>
      <text:p text:style-name="P3"><text:s text:c="4"/>return true;</text:p>
      <text:p text:style-name="P3">}</text:p>
      <text:p text:style-name="P3">// Driver code</text:p>
      <text:p text:style-name="P3">int main()</text:p>
      <text:p text:style-name="P3">{</text:p>
      <text:p text:style-name="P3"><text:s text:c="4"/>int processes[] = {0, 1, 2, 3, 4};</text:p>
      <text:p text:style-name="P3"><text:s text:c="4"/>// Available instances of resources</text:p>
      <text:p text:style-name="P3"><text:s text:c="4"/>int avail[] = {3, 3, 2};</text:p>
      <text:p text:style-name="P3"><text:s text:c="4"/>// Maximum R that can be allocated</text:p>
      <text:p text:style-name="P3"><text:s text:c="4"/>// to processes</text:p>
      <text:p text:style-name="P3"><text:s text:c="4"/>int maxm[][R] = {{7, 5, 3},</text:p>
      <text:p text:style-name="P3"><text:s text:c="20"/>{3, 2, 2},</text:p>
      <text:p text:style-name="P3"><text:s text:c="20"/>{9, 0, 2},</text:p>
      <text:p text:style-name="P3"><text:s text:c="20"/>{2, 2, 2},</text:p>
      <text:p text:style-name="P3"><text:s text:c="20"/>{4, 3, 3}};</text:p>
      <text:p text:style-name="P3"><text:s text:c="4"/>// Resources allocated to processes</text:p>
      <text:p text:style-name="P3"><text:s text:c="4"/>int allot[][R] = {{0, 1, 0},</text:p>
      <text:p text:style-name="P3"><text:s text:c="22"/>{2, 0, 0},</text:p>
      <text:p text:style-name="P3"><text:s text:c="22"/>{3, 0, 2},</text:p>
      <text:p text:style-name="P3"><text:s text:c="22"/>{2, 1, 1},</text:p>
      <text:p text:style-name="P3"><text:s text:c="22"/>{0, 0, 2}};</text:p>
      <text:p text:style-name="P3"/>
      <text:p text:style-name="P3"><text:s text:c="4"/>// Check system is in safe state or not</text:p>
      <text:p text:style-name="P3"><text:s text:c="4"/>isSafe(processes, avail, maxm, allot);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25)</text:p>
      <text:p text:style-name="P3">#include &lt;stdio.h&gt;</text:p>
      <text:p text:style-name="P3">int main()</text:p>
      <text:p text:style-name="P3">{</text:p>
      <text:p text:style-name="P3"><text:s text:c="6"/>int count = 0, m, n, process, temp, resource; </text:p>
      <text:p text:style-name="P3"><text:s text:c="6"/>int allocation_table[5] = {0, 0, 0, 0, 0};</text:p>
      <text:p text:style-name="P3"><text:s text:c="6"/>int available[5], current[5][5], maximum_claim[5][5];</text:p>
      <text:p text:style-name="P3"><text:s text:c="6"/>int maximum_resources[5], running[5], safe_state = 0;</text:p>
      <text:p text:style-name="P3"><text:s text:c="6"/>printf("\nEnter The Total Number Of Processes:\t");</text:p>
      <text:p text:style-name="P3"><text:s text:c="6"/>scanf("%d", &amp;process);</text:p>
      <text:p text:style-name="P3"><text:s text:c="6"/>for(m = 0; m &lt; process; m++) </text:p>
      <text:p text:style-name="P3"><text:s text:c="6"/>{</text:p>
      <text:p text:style-name="P3"><text:s text:c="12"/>running[m] = 1;</text:p>
      <text:p text:style-name="P3"><text:s text:c="12"/>count++;</text:p>
      <text:p text:style-name="P3"><text:s text:c="6"/>}</text:p>
      <text:p text:style-name="P3"><text:s text:c="6"/>printf("\nEnter The Total Number Of Resources To Allocate:\t");</text:p>
      <text:p text:style-name="P3"><text:s text:c="6"/>scanf("%d", &amp;resource);</text:p>
      <text:p text:style-name="P3"><text:s text:c="6"/>printf("\nEnter The Claim Vector:\t");</text:p>
      <text:p text:style-name="P3"><text:s text:c="6"/>for(m = 0; m &lt; resource; m++) </text:p>
      <text:p text:style-name="P3"><text:s text:c="6"/>{ </text:p>
      <text:p text:style-name="P3"><text:s text:c="12"/>scanf("%d", &amp;maximum_resources[m]);</text:p>
      <text:p text:style-name="P3"><text:s text:c="6"/>}</text:p>
      <text:p text:style-name="P3"><text:s text:c="6"/>printf("\nEnter Allocated Resource Table:\n");</text:p>
      <text:p text:style-name="P3"><text:s text:c="6"/>for(m = 0; m &lt; process; m++) </text:p>
      <text:p text:style-name="P3"><text:s text:c="6"/>{</text:p>
      <text:p text:style-name="P3"><text:s text:c="12"/>for(n = 0; n &lt; resource; n++) </text:p>
      <text:p text:style-name="P3"><text:s text:c="12"/>{</text:p>
      <text:p text:style-name="P3"><text:s text:c="18"/>scanf("%d", &amp;current[m][n]);</text:p>
      <text:p text:style-name="P3"><text:s text:c="12"/>}</text:p>
      <text:p text:style-name="P3"><text:s text:c="6"/>}</text:p>
      <text:p text:style-name="P3"><text:s text:c="6"/>printf("\nEnter The Maximum Claim Table:\n");</text:p>
      <text:p text:style-name="P3"><text:s text:c="6"/>for(m = 0; m &lt; process; m++) </text:p>
      <text:p text:style-name="P3"><text:s text:c="6"/>{</text:p>
      <text:p text:style-name="P3"><text:s text:c="12"/>for(n = 0; n &lt; resource; n++) </text:p>
      <text:p text:style-name="P3"><text:s text:c="12"/>{</text:p>
      <text:p text:style-name="P3"><text:s text:c="18"/>scanf("%d", &amp;maximum_claim[m][n]);</text:p>
      <text:p text:style-name="P3"><text:s text:c="12"/>}</text:p>
      <text:p text:style-name="P3"><text:s text:c="6"/>}</text:p>
      <text:p text:style-name="P3"><text:s text:c="6"/>printf("\nThe Claim Vector \n");</text:p>
      <text:p text:style-name="P3"><text:s text:c="6"/>for(m = 0; m &lt; resource; m++) </text:p>
      <text:p text:style-name="P3"><text:s text:c="6"/>{</text:p>
      <text:p text:style-name="P3"><text:s text:c="12"/>printf("\t%d ", maximum_resources[m]);</text:p>
      <text:p text:style-name="P3"><text:s text:c="6"/>}</text:p>
      <text:p text:style-name="P3"><text:s text:c="6"/>printf("\n The Allocated Resource Table\n");</text:p>
      <text:p text:style-name="P3"><text:s text:c="6"/>for(m = 0; m &lt; process; m++) </text:p>
      <text:p text:style-name="P3"><text:s text:c="6"/>{</text:p>
      <text:p text:style-name="P3"><text:s text:c="12"/>for(n = 0; n &lt; resource; n++) </text:p>
      <text:p text:style-name="P3"><text:s text:c="12"/>{</text:p>
      <text:p text:style-name="P3"><text:s text:c="18"/>printf("\t%d", current[m][n]);</text:p>
      <text:p text:style-name="P3"><text:s text:c="12"/>}</text:p>
      <text:p text:style-name="P3"><text:s text:c="12"/>printf("\n");</text:p>
      <text:p text:style-name="P3"><text:s text:c="6"/>}</text:p>
      <text:p text:style-name="P3"><text:soft-page-break/><text:s text:c="6"/>printf("\nThe Maximum Claim Table \n");</text:p>
      <text:p text:style-name="P3"><text:s text:c="6"/>for(m = 0; m &lt; process; m++) </text:p>
      <text:p text:style-name="P3"><text:s text:c="6"/>{</text:p>
      <text:p text:style-name="P3"><text:s text:c="12"/>for(n = 0; n &lt; resource; n++) </text:p>
      <text:p text:style-name="P3"><text:s text:c="12"/>{</text:p>
      <text:p text:style-name="P3"><text:s text:c="18"/>printf("\t%d", maximum_claim[m][n]);</text:p>
      <text:p text:style-name="P3"><text:s text:c="12"/>}</text:p>
      <text:p text:style-name="P3"><text:s text:c="12"/>printf("\n");</text:p>
      <text:p text:style-name="P3"><text:s text:c="6"/>}</text:p>
      <text:p text:style-name="P3"><text:s text:c="6"/>for(m = 0; m &lt; process; m++) </text:p>
      <text:p text:style-name="P3"><text:s text:c="6"/>{</text:p>
      <text:p text:style-name="P3"><text:s text:c="12"/>for(n = 0; n &lt; resource; n++) </text:p>
      <text:p text:style-name="P3"><text:s text:c="12"/>{</text:p>
      <text:p text:style-name="P3"><text:s text:c="18"/>allocation_table[n] = allocation_table[n] + current[m][n];</text:p>
      <text:p text:style-name="P3"><text:s text:c="12"/>}</text:p>
      <text:p text:style-name="P3"><text:s text:c="6"/>}</text:p>
      <text:p text:style-name="P3"><text:s text:c="6"/>printf("\nAllocated Resources \n");</text:p>
      <text:p text:style-name="P3"><text:s text:c="6"/>for(m = 0; m &lt; resource; m++) </text:p>
      <text:p text:style-name="P3"><text:s text:c="6"/>{</text:p>
      <text:p text:style-name="P3"><text:s text:c="12"/>printf("\t%d", allocation_table[m]);</text:p>
      <text:p text:style-name="P3"><text:s text:c="6"/>}</text:p>
      <text:p text:style-name="P3"><text:s text:c="6"/>for(m = 0; m &lt; resource; m++) </text:p>
      <text:p text:style-name="P3"><text:s text:c="6"/>{</text:p>
      <text:p text:style-name="P3"><text:s text:c="12"/>available[m] = maximum_resources[m] - allocation_table[m];</text:p>
      <text:p text:style-name="P3"><text:s text:c="6"/>}</text:p>
      <text:p text:style-name="P3"><text:s text:c="6"/>printf("\nAvailable Resources:");</text:p>
      <text:p text:style-name="P3"><text:s text:c="6"/>for(m = 0; m &lt; resource; m++) </text:p>
      <text:p text:style-name="P3"><text:s text:c="6"/>{</text:p>
      <text:p text:style-name="P3"><text:s text:c="12"/>printf("\t%d", available[m]);</text:p>
      <text:p text:style-name="P3"><text:s text:c="6"/>}</text:p>
      <text:p text:style-name="P3"><text:s text:c="6"/>printf("\n");</text:p>
      <text:p text:style-name="P3"><text:s text:c="6"/>while(count != 0) </text:p>
      <text:p text:style-name="P3"><text:s text:c="6"/>{</text:p>
      <text:p text:style-name="P3"><text:s text:c="12"/>safe_state = 0;</text:p>
      <text:p text:style-name="P3"><text:s text:c="12"/>for(m = 0; m &lt; process; m++) </text:p>
      <text:p text:style-name="P3"><text:s text:c="12"/>{</text:p>
      <text:p text:style-name="P3"><text:s text:c="18"/>if(running[m]) </text:p>
      <text:p text:style-name="P3"><text:s text:c="18"/>{</text:p>
      <text:p text:style-name="P3"><text:s text:c="24"/>temp = 1;</text:p>
      <text:p text:style-name="P3"><text:s text:c="24"/>for(n = 0; n &lt; resource; n++) </text:p>
      <text:p text:style-name="P3"><text:s text:c="24"/>{</text:p>
      <text:p text:style-name="P3"><text:s text:c="30"/>if(maximum_claim[m][n] - current[m][n] &gt; available[n]) </text:p>
      <text:p text:style-name="P3"><text:s text:c="30"/>{</text:p>
      <text:p text:style-name="P3"><text:s text:c="36"/>temp = 0;</text:p>
      <text:p text:style-name="P3"><text:s text:c="36"/>break;</text:p>
      <text:p text:style-name="P3"><text:s text:c="30"/>}</text:p>
      <text:p text:style-name="P3"><text:s text:c="24"/>}</text:p>
      <text:p text:style-name="P3"><text:s text:c="24"/>if(temp) </text:p>
      <text:p text:style-name="P3"><text:s text:c="24"/>{</text:p>
      <text:p text:style-name="P3"><text:s text:c="31"/>printf("\nProcess %d Is In Execution \n", m + 1);</text:p>
      <text:p text:style-name="P3"><text:s text:c="31"/>running[m] = 0;</text:p>
      <text:p text:style-name="P3"><text:s text:c="31"/>count--;</text:p>
      <text:p text:style-name="P3"><text:soft-page-break/><text:s text:c="31"/>safe_state = 1;</text:p>
      <text:p text:style-name="P3"><text:s text:c="31"/>for(n = 0; n &lt; resource; n++) </text:p>
      <text:p text:style-name="P3"><text:s text:c="31"/>{</text:p>
      <text:p text:style-name="P3"><text:s text:c="37"/>available[n] = available[n] + current[m][n];</text:p>
      <text:p text:style-name="P3"><text:s text:c="31"/>}</text:p>
      <text:p text:style-name="P3"><text:s text:c="31"/>break;</text:p>
      <text:p text:style-name="P3"><text:s text:c="24"/>}</text:p>
      <text:p text:style-name="P3"><text:s text:c="18"/>}</text:p>
      <text:p text:style-name="P3"><text:s text:c="12"/>}</text:p>
      <text:p text:style-name="P3"><text:s text:c="12"/>if(!safe_state) </text:p>
      <text:p text:style-name="P3"><text:s text:c="12"/>{</text:p>
      <text:p text:style-name="P3"><text:s text:c="18"/>printf("\nThe Processes Are In An Unsafe State \n");</text:p>
      <text:p text:style-name="P3"><text:s text:c="18"/>break;</text:p>
      <text:p text:style-name="P3"><text:s text:c="12"/>} </text:p>
      <text:p text:style-name="P3"><text:s text:c="12"/>else </text:p>
      <text:p text:style-name="P3"><text:s text:c="12"/>{</text:p>
      <text:p text:style-name="P3"><text:s text:c="18"/>printf("\nThe Process Is In A Safe State \n");</text:p>
      <text:p text:style-name="P3"><text:s text:c="18"/>printf("\nAvailable Vector\n");</text:p>
      <text:p text:style-name="P3"><text:s text:c="18"/>for(m = 0; m &lt; resource; m++) </text:p>
      <text:p text:style-name="P3"><text:s text:c="18"/>{</text:p>
      <text:p text:style-name="P3"><text:s text:c="24"/>printf("\t%d", available[m]);</text:p>
      <text:p text:style-name="P3"><text:s text:c="18"/>}</text:p>
      <text:p text:style-name="P3"><text:s text:c="18"/>printf("\n");</text:p>
      <text:p text:style-name="P3"><text:s text:c="12"/>}</text:p>
      <text:p text:style-name="P3"><text:s text:c="6"/>}</text:p>
      <text:p text:style-name="P3"><text:s text:c="6"/>return 0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21:55:26.878981109</meta:creation-date>
    <dc:date>2020-10-04T22:25:37.901584884</dc:date>
    <meta:editing-duration>PT8M9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7" meta:paragraph-count="752" meta:word-count="2284" meta:character-count="18745" meta:non-whitespace-character-count="13623"/>
  </office:meta>
</office:document-meta>
</file>